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AXInputSource.getXMLRead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InputSource.setPublicId( String public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InputSource.setInputSource( InputSource inputSour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AXInputSource.SAXInputSource( XMLReader reader , InputSource inputSource )</text:p>
          </table:table-cell>
          <table:table-cell office:value-type="float" office:value="4">
            <text:p text:style-name="Table_20_Contents">4</text:p>
          </table:table-cell>
          <table:table-cell office:value-type="float" office:value="3">
            <text:p text:style-name="Table_20_Contents">3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AXInputSource.setXMLReader( XMLReader re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InputSource.get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InputSource.setEncoding( String encoding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InputSource.SAXInpu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InputSource.SAXInputSource( InputSource input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AXInputSource.setSystemId( String systemId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InputSource.setCharacterStream( Reader char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AXInputSource.setByteStream( InputStream byteStream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